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name="P23" style:parent-style-name="Listenabsatz" style:family="paragraph"/>
    <style:style style:name="P24" style:parent-style-name="Listenabsatz" style:family="paragraph"/>
    <style:style style:name="P25" style:parent-style-name="Listenabsatz" style:family="paragraph"/>
  </office:automatic-styles>
  <office:body>
    <office:text text:use-soft-page-breaks="true">
      <text:list text:style-name="LFO1" text:continue-numbering="true">
        <text:list-item>
          <text:p text:style-name="P1">Gameover (Fred)</text:p>
          <text:list text:continue-numbering="true">
            <text:list-item>
              <text:p text:style-name="P2">Resultatsanzeige</text:p>
            </text:list-item>
          </text:list>
        </text:list-item>
        <text:list-item>
          <text:p text:style-name="P3">Verbrannte Objekte (Lisa)</text:p>
          <text:list text:continue-numbering="true">
            <text:list-item>
              <text:p text:style-name="P4">Verbrennung tweaken</text:p>
            </text:list-item>
          </text:list>
        </text:list-item>
        <text:list-item>
          <text:p text:style-name="P5">Küchenzeile (Felix)</text:p>
        </text:list-item>
        <text:list-item>
          <text:p text:style-name="P6">Hauptmenü (Jan)</text:p>
          <text:list text:continue-numbering="true">
            <text:list-item>
              <text:p text:style-name="P7">Steuerung &amp; Design</text:p>
            </text:list-item>
          </text:list>
        </text:list-item>
        <text:list-item>
          <text:p text:style-name="P8">Sounds (Felix)</text:p>
          <text:list text:continue-numbering="true">
            <text:list-item>
              <text:p text:style-name="P9">Schneiden &amp; einbauen</text:p>
            </text:list-item>
          </text:list>
        </text:list-item>
        <text:list-item>
          <text:p text:style-name="P10">Partikel (Alex)</text:p>
          <text:list text:continue-numbering="true">
            <text:list-item>
              <text:p text:style-name="P11">Funken</text:p>
            </text:list-item>
            <text:list-item>
              <text:p text:style-name="P12">Explosion</text:p>
            </text:list-item>
            <text:list-item>
              <text:p text:style-name="P13">Konfetti (yay!)</text:p>
            </text:list-item>
          </text:list>
        </text:list-item>
        <text:list-item>
          <text:p text:style-name="P14">Playtesten (Alex)</text:p>
        </text:list-item>
        <text:list-item>
          <text:p text:style-name="P15">Metall (Fred)</text:p>
        </text:list-item>
      </text:list>
      <text:h text:style-name="Überschrift1" text:outline-level="1">Optional</text:h>
      <text:list text:style-name="LFO1" text:continue-numbering="true">
        <text:list-item>
          <text:p text:style-name="P16">Exe-Icon (Lisa)</text:p>
        </text:list-item>
        <text:list-item>
          <text:p text:style-name="P17">Tutorials</text:p>
          <text:list text:continue-numbering="true">
            <text:list-item>
              <text:p text:style-name="P18">Texte (Alex)</text:p>
            </text:list-item>
          </text:list>
        </text:list-item>
        <text:list-item>
          <text:p text:style-name="P19">Mehr Level</text:p>
        </text:list-item>
        <text:list-item>
          <text:p text:style-name="P20">Sgt. Wave</text:p>
        </text:list-item>
        <text:list-item>
          <text:p text:style-name="P21">Türöffnung / Hand</text:p>
        </text:list-item>
      </text:list>
      <text:h text:style-name="Überschrift1" text:outline-level="1">Nice to have</text:h>
      <text:list text:style-name="LFO2" text:continue-numbering="true">
        <text:list-item>
          <text:p text:style-name="P22">Power-Ups</text:p>
        </text:list-item>
        <text:list-item>
          <text:p text:style-name="P23">Mehr Mikrowellen (+Level)</text:p>
        </text:list-item>
        <text:list-item>
          <text:p text:style-name="P24">Tageszeiten</text:p>
        </text:list-item>
        <text:list-item>
          <text:p text:style-name="P25">Live-API-Stuff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gj</meta:initial-creator>
    <dc:creator>ggj</dc:creator>
    <meta:creation-date>2017-01-21T20:09:00Z</meta:creation-date>
    <dc:date>2017-01-21T20:17:00Z</dc:date>
    <meta:template xlink:href="Normal.dotm" xlink:type="simple"/>
    <meta:editing-cycles>1</meta:editing-cycles>
    <meta:editing-duration>PT0S</meta:editing-duration>
    <meta:document-statistic meta:page-count="1" meta:paragraph-count="1" meta:word-count="56" meta:character-count="413" meta:row-count="2" meta:non-whitespace-character-count="358"/>
  </office:meta>
</office:document-meta>
</file>